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DATASET – 1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53" calcext:value-type="float">
            <text:p>3.253</text:p>
          </table:table-cell>
          <table:table-cell office:value-type="float" office:value="3.2505" calcext:value-type="float">
            <text:p>3.2505</text:p>
          </table:table-cell>
          <table:table-cell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375" calcext:value-type="float">
            <text:p>0.8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8192" calcext:value-type="float">
            <text:p>0.8192</text:p>
          </table:table-cell>
          <table:table-cell/>
          <table:table-cell table:style-name="ce1" office:value-type="string" calcext:value-type="string">
            <text:p>Unpredicted = 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274" calcext:value-type="float">
            <text:p>0.8274</text:p>
          </table:table-cell>
          <table:table-cell office:value-type="float" office:value="0.8283" calcext:value-type="float">
            <text:p>0.8283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2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" calcext:value-type="float">
            <text:p>3</text:p>
          </table:table-cell>
          <table:table-cell office:value-type="float" office:value="2.9956" calcext:value-type="float">
            <text:p>2.9956</text:p>
          </table:table-cell>
          <table:table-cell office:value-type="float" office:value="3.0013" calcext:value-type="float">
            <text:p>3.0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66" calcext:value-type="float">
            <text:p>0.8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316" calcext:value-type="float">
            <text:p>0.8316</text:p>
          </table:table-cell>
          <table:table-cell/>
          <table:table-cell table:style-name="ce1" office:value-type="string" calcext:value-type="string">
            <text:p>Unpredicted = 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8341" calcext:value-type="float">
            <text:p>0.8341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3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2644" calcext:value-type="float">
            <text:p>3.2644</text:p>
          </table:table-cell>
          <table:table-cell office:value-type="float" office:value="3.2601" calcext:value-type="float">
            <text:p>3.2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088" calcext:value-type="float">
            <text:p>0.8088</text:p>
          </table:table-cell>
          <table:table-cell/>
          <table:table-cell table:style-name="ce1" office:value-type="string" calcext:value-type="string">
            <text:p>Unpredicted = 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8132" calcext:value-type="float">
            <text:p>0.8132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4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3609" calcext:value-type="float">
            <text:p>3.3609</text:p>
          </table:table-cell>
          <table:table-cell office:value-type="float" office:value="3.3629" calcext:value-type="float">
            <text:p>3.3629</text:p>
          </table:table-cell>
          <table:table-cell office:value-type="float" office:value="3.3694" calcext:value-type="float">
            <text:p>3.3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349" calcext:value-type="float">
            <text:p>0.8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011" calcext:value-type="float">
            <text:p>0.8011</text:p>
          </table:table-cell>
          <table:table-cell/>
          <table:table-cell table:style-name="ce1" office:value-type="string" calcext:value-type="string">
            <text:p>Unpredicted = 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177" calcext:value-type="float">
            <text:p>0.8177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5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007" calcext:value-type="float">
            <text:p>3.2007</text:p>
          </table:table-cell>
          <table:table-cell office:value-type="float" office:value="3.2034" calcext:value-type="float">
            <text:p>3.2034</text:p>
          </table:table-cell>
          <table:table-cell office:value-type="float" office:value="3.2151" calcext:value-type="float">
            <text:p>3.2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252" calcext:value-type="float">
            <text:p>0.8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15" calcext:value-type="float">
            <text:p>0.8215</text:p>
          </table:table-cell>
          <table:table-cell/>
          <table:table-cell table:style-name="ce1" office:value-type="string" calcext:value-type="string">
            <text:p>Unpredicted = 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8233" calcext:value-type="float">
            <text:p>0.8233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DATASET – 6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3.2272" calcext:value-type="float">
            <text:p>3.2272</text:p>
          </table:table-cell>
          <table:table-cell office:value-type="float" office:value="3.2397" calcext:value-type="float">
            <text:p>3.2397</text:p>
          </table:table-cell>
          <table:table-cell office:value-type="float" office:value="3.2462" calcext:value-type="float">
            <text:p>3.2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326" calcext:value-type="float">
            <text:p>0.8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8117" calcext:value-type="float">
            <text:p>0.8117</text:p>
          </table:table-cell>
          <table:table-cell office:value-type="float" office:value="0.8155" calcext:value-type="float">
            <text:p>0.8155</text:p>
          </table:table-cell>
          <table:table-cell/>
          <table:table-cell table:style-name="ce1" office:value-type="string" calcext:value-type="string">
            <text:p>Unpredicted = 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 score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8239" calcext:value-type="float">
            <text:p>0.8239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Euclidean similarity</text:p>
          </table:table-cell>
          <table:table-cell table:style-name="ce1" office:value-type="string" calcext:value-type="string">
            <text:p>Manhattan similarity</text:p>
          </table:table-cell>
          <table:table-cell table:style-name="ce1" office:value-type="string" calcext:value-type="string">
            <text:p>Chebyshev Simila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E</text:p>
          </table:table-cell>
          <table:table-cell table:formula="of:=AVERAGE([.B43];[.B35];[.B27];[.B19];[.B11];[.B3])" office:value-type="float" office:value="3.21848333333333" calcext:value-type="float">
            <text:p>3.21848333333333</text:p>
          </table:table-cell>
          <table:table-cell table:formula="of:=AVERAGE([.C43];[.C35];[.C27];[.C19];[.C11];[.C3])" office:value-type="float" office:value="3.21941666666667" calcext:value-type="float">
            <text:p>3.21941666666667</text:p>
          </table:table-cell>
          <table:table-cell table:formula="of:=AVERAGE([.D43];[.D35];[.D27];[.D19];[.D11];[.D3])" office:value-type="float" office:value="3.22363333333333" calcext:value-type="float">
            <text:p>3.2236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AVERAGE([.B44];[.B36];[.B28];[.B20];[.B12];[.B4])" office:value-type="float" office:value="0.831283333333333" calcext:value-type="float">
            <text:p>0.831283333333333</text:p>
          </table:table-cell>
          <table:table-cell table:formula="of:=AVERAGE([.C44];[.C36];[.C28];[.C20];[.C12];[.C4])" office:value-type="float" office:value="0.831166666666667" calcext:value-type="float">
            <text:p>0.831166666666667</text:p>
          </table:table-cell>
          <table:table-cell table:formula="of:=AVERAGE([.D44];[.D36];[.D28];[.D20];[.D12];[.D4])" office:value-type="float" office:value="0.83075" calcext:value-type="float">
            <text:p>0.83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all</text:p>
          </table:table-cell>
          <table:table-cell table:formula="of:=AVERAGE([.B45];[.B37];[.B29];[.B21];[.B13];[.B5])" office:value-type="float" office:value="0.812716666666667" calcext:value-type="float">
            <text:p>0.812716666666667</text:p>
          </table:table-cell>
          <table:table-cell table:formula="of:=AVERAGE([.C45];[.C37];[.C29];[.C21];[.C13];[.C5])" office:value-type="float" office:value="0.814233333333334" calcext:value-type="float">
            <text:p>0.814233333333334</text:p>
          </table:table-cell>
          <table:table-cell table:formula="of:=AVERAGE([.D45];[.D37];[.D29];[.D21];[.D13];[.D5])" office:value-type="float" office:value="0.816283333333333" calcext:value-type="float">
            <text:p>0.81628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 score</text:p>
          </table:table-cell>
          <table:table-cell table:formula="of:=AVERAGE([.B46];[.B38];[.B30];[.B22];[.B14];[.B6])" office:value-type="float" office:value="0.821883333333333" calcext:value-type="float">
            <text:p>0.821883333333333</text:p>
          </table:table-cell>
          <table:table-cell table:formula="of:=AVERAGE([.C46];[.C38];[.C30];[.C22];[.C14];[.C6])" office:value-type="float" office:value="0.822583333333333" calcext:value-type="float">
            <text:p>0.822583333333333</text:p>
          </table:table-cell>
          <table:table-cell table:formula="of:=AVERAGE([.D46];[.D38];[.D30];[.D22];[.D14];[.D6])" office:value-type="float" office:value="0.823416666666667" calcext:value-type="float">
            <text:p>0.823416666666667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NEXT TO IMPEMENT :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ticle swarm optimiza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netic algorith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near regress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nvironmental adaptation metho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08:57:51.043692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56:05.357352273</meta:creation-date>
    <dc:date>2018-04-10T08:59:41.843276730</dc:date>
    <meta:editing-duration>PT22M2S</meta:editing-duration>
    <meta:editing-cycles>9</meta:editing-cycles>
    <meta:generator>LibreOffice/6.0.2.1$Linux_X86_64 LibreOffice_project/f7f06a8f319e4b62f9bc5095aa112a65d2f3ac89</meta:generator>
    <meta:document-statistic meta:table-count="1" meta:cell-count="151" meta:object-count="0"/>
  </office:meta>
</office:document-meta>
</file>